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ntoníne,</text:p>
      <text:p text:style-name="Normal">v tento svátek srdcí, kdy lásky moc ovládá svět, mi dovol, abych ti odeslala přání plné nejen lásky, ale i hlubokého pochopení a sdílení. Nezapomenutelné je, že nás spojuje mnohem víc než jen školní lavice. Bůvoli jako my, s pevnou vůlí a vytrvalostí, nalezli cestu k sobě nejen ve zvěrokruhu, ale i v srdcích. Tvoje silná přítomnost a ochranná aura jsou jako maják v noci, vodítkem i znamením, že naše duše jsou propojeny vlákny osudu a nekonečného pochopení.</text:p>
      <text:p text:style-name="Normal">Ať nám archanděl Ariel, ochránce přírody a strážce našich kroků, přináší sílu překonávat překážky a inspiruje nás k obraně krás a divů světa. Sdílíme nejen znamení, ale i poslání chránit, co je křehké a vzácné. Ať je tento den plný radosti, vzájemného porozumění a především nekonečné lásky, která nás spojuje nad všechny hranice. Se vší něhou, která se ve světě býků skrývá, ti přeji nezapomenutelný svátek svatého Valentýn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